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1.648cm" draw:transform="skewX (0.179070781254618) rotate (1.64706721510705) translate (14.829cm 12.004cm)">
          <text:p text:style-name="P1"><text:span text:style-name="T1">New game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3-06-02T10:07:04</meta:creation-date>
    <dc:date>2013-06-02T10:12:36</dc:date>
    <meta:editing-duration>P0D</meta:editing-duration>
    <meta:editing-cycles>1</meta:editing-cycles>
    <meta:document-statistic meta:object-count="1"/>
    <meta:generator>LibreOffice/3.6$Linux_X86_64 LibreOffice_project/360m1$Build-2</meta:generator>
  </office:meta>
</office:document-meta>
</file>